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anjofey AH" svg:font-family="'Fanjofey AH'" style:font-pitch="variable"/>
    <style:font-face style:name="Liberation Serif" svg:font-family="'Liberation Serif'" style:font-family-generic="roman" style:font-pitch="variable"/>
    <style:font-face style:name="Buxton Sketch" svg:font-family="'Buxton Sketch'"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Fanjofey AH" fo:font-size="22pt" fo:font-weight="bold" officeooo:rsid="001d5cc5" officeooo:paragraph-rsid="001d5cc5"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Fanjofey AH" fo:font-weight="bold" officeooo:rsid="001d5cc5" officeooo:paragraph-rsid="001d5cc5" style:font-weight-asian="bold" style:font-weight-complex="bold"/>
    </style:style>
    <style:style style:name="P3" style:family="paragraph" style:parent-style-name="Standard">
      <style:paragraph-properties fo:text-align="center" style:justify-single-word="false"/>
      <style:text-properties style:font-name="Fanjofey AH" fo:font-size="12pt" fo:font-weight="bold" officeooo:rsid="001d5cc5" officeooo:paragraph-rsid="001d5cc5"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Buxton Sketch" fo:font-size="12pt" fo:font-weight="bold" officeooo:rsid="0020f5be" officeooo:paragraph-rsid="0020f5be"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Buxton Sketch" fo:font-size="12pt" fo:font-weight="bold" officeooo:rsid="00231cdc" officeooo:paragraph-rsid="00245ab1"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Buxton Sketch" fo:font-size="12pt" fo:font-weight="bold" officeooo:rsid="00258f4b" officeooo:paragraph-rsid="00258f4b"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Buxton Sketch" fo:font-size="12pt" fo:font-weight="bold" officeooo:rsid="00258f4b" officeooo:paragraph-rsid="0027e0ae"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Buxton Sketch" fo:font-size="12pt" fo:font-weight="bold" officeooo:rsid="00258f4b" officeooo:paragraph-rsid="002e223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Buxton Sketch" fo:font-size="12pt" fo:font-weight="bold" officeooo:rsid="003415d8" officeooo:paragraph-rsid="003415d8"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Fanjofey AH" fo:font-size="22pt" fo:font-weight="bold" officeooo:rsid="003a8f57" officeooo:paragraph-rsid="003a8f57" style:font-size-asian="22pt" style:font-weight-asian="bold" style:font-size-complex="22pt" style:font-weight-complex="bold"/>
    </style:style>
    <style:style style:name="P11" style:family="paragraph" style:parent-style-name="Standard">
      <style:paragraph-properties fo:text-align="justify" style:justify-single-word="false"/>
      <style:text-properties style:font-name="Buxton Sketch" fo:font-size="12pt" fo:font-weight="bold" officeooo:rsid="00258f4b" officeooo:paragraph-rsid="002e2235"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Buxton Sketch" fo:font-size="12pt" fo:font-weight="bold" officeooo:rsid="00258f4b" officeooo:paragraph-rsid="00258f4b" style:font-size-asian="12pt" style:font-weight-asian="bold" style:font-size-complex="12pt" style:font-weight-complex="bold"/>
    </style:style>
    <style:style style:name="T1" style:family="text">
      <style:text-properties officeooo:rsid="00224c3b"/>
    </style:style>
    <style:style style:name="T2" style:family="text">
      <style:text-properties officeooo:rsid="00245ab1"/>
    </style:style>
    <style:style style:name="T3" style:family="text">
      <style:text-properties officeooo:rsid="00263135"/>
    </style:style>
    <style:style style:name="T4" style:family="text">
      <style:text-properties officeooo:rsid="0027e0ae"/>
    </style:style>
    <style:style style:name="T5" style:family="text">
      <style:text-properties officeooo:rsid="002b309b"/>
    </style:style>
    <style:style style:name="T6" style:family="text">
      <style:text-properties officeooo:rsid="00313093"/>
    </style:style>
    <style:style style:name="T7" style:family="text">
      <style:text-properties officeooo:rsid="003a8f57"/>
    </style:style>
    <style:style style:name="T8" style:family="text">
      <style:text-properties officeooo:rsid="003ab686"/>
    </style:style>
    <style:style style:name="T9" style:family="text">
      <style:text-properties officeooo:rsid="003dd25c"/>
    </style:style>
    <style:style style:name="T10" style:family="text">
      <style:text-properties officeooo:rsid="003e93e4"/>
    </style:style>
    <style:style style:name="T11" style:family="text">
      <style:text-properties officeooo:rsid="004088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sters</text:p>
      <text:p text:style-name="P2">of</text:p>
      <text:p text:style-name="P1">Oneiron</text:p>
      <text:p text:style-name="P3"/>
      <text:p text:style-name="P4"><text:span text:style-name="T6">Masters</text:span> of Oneiron is <text:span text:style-name="T1">a real time strategy computer game where units are the terrain and Structures their functional components. The game is set in dream-space and features floating earth Platforms. The movement of these Platforms is restricted to a two dimensional plane. Players plan these Platforms Tile by Tile and add Structures to provide the Platforms with thrust, firepower, Energy and Grind among other things. Thus Platforms can be made big and multi-functional or relatively small and specialized.</text:span></text:p>
      <text:p text:style-name="P5">Some <text:span text:style-name="T7">Structures </text:span>contain smaller units which need energy to use their abilities. They will return to their structure <text:span text:style-name="T2">to</text:span> recharge <text:span text:style-name="T5">when either</text:span> their job is done or <text:span text:style-name="T2">energy depleted. These smaller units include:</text:span></text:p>
      <text:p text:style-name="P6">- <text:span text:style-name="T7">Formers (Mine, Build &amp; Repair)</text:span></text:p>
      <text:p text:style-name="P8">- Fighters <text:span text:style-name="T5">(Precision attacks)</text:span></text:p>
      <text:p text:style-name="P8">- <text:span text:style-name="T7">Combine (Harvest Frop)</text:span></text:p>
      <text:p text:style-name="P6"/>
      <text:p text:style-name="P6"><text:span text:style-name="T7">The construction</text:span> and<text:span text:style-name="T7"> </text:span>operati<text:span text:style-name="T7">on of</text:span> <text:span text:style-name="T7">S</text:span>tructures <text:span text:style-name="T7">require</text:span> one or more of the following <text:span text:style-name="T7">R</text:span>esources:</text:p>
      <text:p text:style-name="P6">- Grind</text:p>
      <text:p text:style-name="P6">- Energy</text:p>
      <text:p text:style-name="P6">- <text:span text:style-name="T8">Frop</text:span></text:p>
      <text:p text:style-name="P6">- People</text:p>
      <text:p text:style-name="P6"/>
      <text:p text:style-name="P7">Grind is <text:span text:style-name="T3">the main resource for building Ground and Structures and is</text:span> gathered by having your <text:span text:style-name="T7">Formers</text:span> break down <text:span text:style-name="T11">Ground or Structures or by Refining Frop</text:span>.</text:p>
      <text:p text:style-name="P7">Energy can be generated <text:span text:style-name="T4">from</text:span> Grind. <text:span text:style-name="T4">Either by placing panels, mills or reactors. Frop provides Grind and can slowly be converted into energy using Spirit Lodges. These cost Grind to build can be occupied by up to six People. The number people occupying them defines their Frop use and Energy output. little energy and cost some Grind to build, can be stacked horizontally. Mills produce quite some energy but can only be built over Magnite Vortexes, needs Grind only to be built. </text:span></text:p>
      <text:p text:style-name="P9">Most <text:span text:style-name="T9">S</text:span>tructures need <text:span text:style-name="T9">P</text:span>eople to operate them. These <text:span text:style-name="T9">P</text:span>eople are known as the Kekelplithfs. They <text:span text:style-name="T10">eat</text:span> <text:span text:style-name="T9">Frop </text:span>to su<text:span text:style-name="T10">stain their health</text:span> and <text:span text:style-name="T10">Fletops to </text:span>grow in number. <text:span text:style-name="T10">Fletops are kept in Summoning Chambers where up to six People determine the Summoning Rate of new Peo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Fanjofey AH" svg:font-family="'Fanjofey AH'" style:font-pitch="variable"/>
    <style:font-face style:name="Liberation Serif" svg:font-family="'Liberation Serif'" style:font-family-generic="roman" style:font-pitch="variable"/>
    <style:font-face style:name="Buxton Sketch" svg:font-family="'Buxton Sketch'"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4:02:21.794000000</meta:creation-date>
    <dc:date>2015-04-23T15:26:43.333343491</dc:date>
    <meta:editing-duration>PT3H16M4S</meta:editing-duration>
    <meta:editing-cycles>22</meta:editing-cycles>
    <meta:generator>LibreOffice/4.3.3.2$Linux_X86_64 LibreOffice_project/430m0$Build-2</meta:generator>
    <dc:creator>Frode Lindeijer</dc:creator>
    <meta:document-statistic meta:table-count="0" meta:image-count="0" meta:object-count="0" meta:page-count="1" meta:paragraph-count="16" meta:word-count="304" meta:character-count="1833" meta:non-whitespace-character-count="1544"/>
  </office:meta>
</office:document-meta>
</file>